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1pt" style:text-underline-style="none" fo:font-weight="bold" style:font-size-asian="11pt" style:font-weight-asian="bold" style:font-size-complex="11pt" style:font-weight-complex="bold"/>
    </style:style>
    <style:style style:name="P4" style:family="paragraph" style:parent-style-name="Standard">
      <style:text-properties fo:font-size="11pt" style:text-underline-style="none" fo:font-weight="normal" style:font-size-asian="11pt" style:font-weight-asian="normal" style:font-size-complex="11pt" style:font-weight-complex="normal"/>
    </style:style>
    <style:style style:name="P5"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break-before="column"/>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break-before="column"/>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Standard">
      <style:text-properties fo:font-size="11pt" style:text-underline-style="none" fo:font-weight="bold" style:font-size-asian="11pt" style:font-weight-asian="bold" style:font-size-complex="11pt" style:font-weight-complex="bold"/>
    </style:style>
    <style:style style:name="P11" style:family="paragraph" style:parent-style-name="Standard">
      <style:text-properties fo:font-size="11pt" style:text-underline-style="none" fo:font-weight="normal" style:font-size-asian="11pt" style:font-weight-asian="normal" style:font-size-complex="11pt" style:font-weight-complex="normal"/>
    </style:style>
    <style:style style:name="P12" style:family="paragraph" style:parent-style-name="Standard">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rewolf Ravager Abilities</text:p>
      <text:p text:style-name="P1">Level 1-5 Cantrips:</text:p>
      <text:p text:style-name="P3">Bite</text:p>
      <text:p text:style-name="P4">Range: Touch</text:p>
      <text:p text:style-name="P4">Action: 1 action</text:p>
      <text:p text:style-name="P4">Duration: Instant</text:p>
      <text:p text:style-name="P4">Description: You take your chompers and bite down on the enemy. On hit, roll a 1d6 and add your <text:span text:style-name="T2">Dexterity</text:span> modifier.</text:p>
      <text:p text:style-name="P4"/>
      <text:p text:style-name="P3">Swipe</text:p>
      <text:p text:style-name="P4">Range: cone 15 feet</text:p>
      <text:p text:style-name="P4">Action: 1 action</text:p>
      <text:p text:style-name="P4">Duration: Instant</text:p>
      <text:p text:style-name="P4">Description: You viciously claw in the area in front of you, hitting all creatures in your path (including allies). On hit, roll a 1d4.</text:p>
      <text:p text:style-name="P4"/>
      <text:p text:style-name="P3">Bark</text:p>
      <text:p text:style-name="P4">Range: 30 feet</text:p>
      <text:p text:style-name="P4">Action: 1 action</text:p>
      <text:p text:style-name="P4">Duration: 1 hour</text:p>
      <text:p text:style-name="P4">Description: A quick shout from your lungs can debilitate nearby enemies. Lower one target enemy's <text:span text:style-name="T2">Toughness</text:span> by 2 for 1 hour. This does not stack.</text:p>
      <text:p text:style-name="P4"><text:line-break/><text:span text:style-name="T1">Shape-shift</text:span></text:p>
      <text:p text:style-name="P4">Range: Self</text:p>
      <text:p text:style-name="P4">Action: 1 action</text:p>
      <text:p text:style-name="P4">Duration: Full moon, or until canceled.</text:p>
      <text:p text:style-name="P4">Description: Your skin rips and tears as thick fur begins to protrude from it. You transform into your true form, a vicious werewolf. Anytime you are in this form humans will immediately panic and react accordingly. </text:p>
      <text:p text:style-name="P4"/>
      <text:p text:style-name="P3">Mame</text:p>
      <text:p text:style-name="P4">Range: Touch </text:p>
      <text:p text:style-name="P4">Action: 1 action</text:p>
      <text:p text:style-name="P4">Duration: 10 minutes</text:p>
      <text:p text:style-name="P4">Description: You gnaw at an enemy's legs rendering them crippled. They lose half their total speed for the duration.</text:p>
      <text:p text:style-name="P1"/>
      <text:p text:style-name="P6"/>
      <text:p text:style-name="P12">Level 1-5 Powers:</text:p>
      <text:p text:style-name="P3">Feed</text:p>
      <text:p text:style-name="P4">Range: Touch </text:p>
      <text:p text:style-name="P4">Action: 1 action</text:p>
      <text:p text:style-name="P4">Duration: Instant</text:p>
      <text:p text:style-name="P5">Description: You chow down on the remains of a dead creature. Regain 2 health. Usable only once during or after each combat. (This creature cannot have already been feasted on by another player)</text:p>
      <text:p text:style-name="P5"/>
      <text:p text:style-name="P3">Vicious Strike</text:p>
      <text:p text:style-name="P4">Range: Touch</text:p>
      <text:p text:style-name="P4">Action: 1 action</text:p>
      <text:p text:style-name="P4">Duration: Instant</text:p>
      <text:p text:style-name="P4">Description: Lash out at the enemy, dealing damage and tearing them apart. On hit, roll a 1d10 plus your <text:span text:style-name="T2">Dexterity</text:span><text:span text:style-name="T3"> modifier</text:span> for the damage.</text:p>
      <text:p text:style-name="P4"/>
      <text:p text:style-name="P3">Hircine's Word</text:p>
      <text:p text:style-name="P4">Range: Self</text:p>
      <text:p text:style-name="P4">Action: 1 bonus action</text:p>
      <text:p text:style-name="P4">Duration: Next attack</text:p>
      <text:p text:style-name="P4">Description: Hircine, the great hunter, says a chant to strengthen your spirit. Your next attack will gain advantage for rolling to hit, and then deal full damage plus 1d4 if it hits. (Usable only in combat)</text:p>
      <text:p text:style-name="P4"/>
      <text:p text:style-name="P3">Fetch</text:p>
      <text:p text:style-name="P4">Range: 20 feet</text:p>
      <text:p text:style-name="P4">Action: 1 bonus action</text:p>
      <text:p text:style-name="P4">Duration: Instant</text:p>
      <text:p text:style-name="P4">Description: You charge into the range of an enemy, grasp hold of him with your jaws, and pull him back to your initial position.</text:p>
      <text:p text:style-name="P4"/>
      <text:p text:style-name="P3">Roll Over</text:p>
      <text:p text:style-name="P4">Range: Self</text:p>
      <text:p text:style-name="P4">Action: 1 action</text:p>
      <text:p text:style-name="P4">Duration: Instant</text:p>
      <text:p text:style-name="P5">Description: You roll over onto the ground, looking like less of a threat. Chance to lose aggro from enemies. (Usable only in combat)</text:p>
      <text:p text:style-name="P5"/>
      <text:p text:style-name="P8">Level 6-10 Cantrips:</text:p>
      <text:p text:style-name="P3">Gnaw</text:p>
      <text:p text:style-name="P4">Range: Touch</text:p>
      <text:p text:style-name="P4">Action: 1 action</text:p>
      <text:p text:style-name="P4">Duration: Instant</text:p>
      <text:p text:style-name="P4">Description: You take your chompers and bite down on the enemy. On hit, roll 2d6 and add your <text:span text:style-name="T2">Dexterity</text:span> modifier.</text:p>
      <text:p text:style-name="P4"/>
      <text:p text:style-name="P3">Swipe II</text:p>
      <text:p text:style-name="P4">Range: cone 25 feet</text:p>
      <text:p text:style-name="P4">Action: 1 action</text:p>
      <text:p text:style-name="P4">Duration: Instant</text:p>
      <text:p text:style-name="P4">Description: You viciously claw in the area in front of you, hitting all creatures in your path (including allies). On hit, roll 2d4.</text:p>
      <text:p text:style-name="P4"/>
      <text:p text:style-name="P3">Woof</text:p>
      <text:p text:style-name="P4">Range: 30 feet</text:p>
      <text:p text:style-name="P4">Action: 1 action</text:p>
      <text:p text:style-name="P4">Duration: 1 hour</text:p>
      <text:p text:style-name="P4">Description: A quick shout from your lungs can debilitate nearby enemies. Lower up to two target enemies' <text:span text:style-name="T2">Toughness</text:span> by 4 for 1 hour. This does not stack.</text:p>
      <text:p text:style-name="P4"/>
      <text:p text:style-name="P3">Mame II</text:p>
      <text:p text:style-name="P4">Range: Touch </text:p>
      <text:p text:style-name="P4">Action: 1 action</text:p>
      <text:p text:style-name="P4">Duration: 10 minutes</text:p>
      <text:p text:style-name="P4">Description: You gnaw at an enemy's legs rendering them crippled. They lose 3 quarters of their total speed for the duration (rounded down).</text:p>
      <text:p text:style-name="P3"/>
      <text:p text:style-name="P3">Leap</text:p>
      <text:p text:style-name="P4">Range: 20 feet </text:p>
      <text:p text:style-name="P4">Action: 1 action</text:p>
      <text:p text:style-name="P4">Duration: Instant</text:p>
      <text:p text:style-name="P4">Description: You leap either up to an enemy in the air or up on an area above you and knock them to the floor. They gain disadvantage till they get up.</text:p>
      <text:p text:style-name="P5"/>
      <text:p text:style-name="P5"/>
      <text:p text:style-name="P7">Level 6-10 Powers:</text:p>
      <text:p text:style-name="P3">Feed II</text:p>
      <text:p text:style-name="P4">Range: Touch </text:p>
      <text:p text:style-name="P4">Action: 1 action</text:p>
      <text:p text:style-name="P4">Duration: Instant</text:p>
      <text:p text:style-name="P5">Description: You chow down on the remains of a dead creature. Regain 4 health. Usable only once during or after each combat. (This creature cannot have already been feasted on by another player)</text:p>
      <text:p text:style-name="P4"/>
      <text:p text:style-name="P3">Hungering Strike</text:p>
      <text:p text:style-name="P4">Range: Touch</text:p>
      <text:p text:style-name="P4">Action: 1 action</text:p>
      <text:p text:style-name="P4">Duration: Instant</text:p>
      <text:p text:style-name="P4">Description: Lash out at the enemy, dealing damage and tearing them apart. On hit, roll 2d10 plus your <text:span text:style-name="T2">Dexterity</text:span><text:span text:style-name="T3"> modifier</text:span> for the damage. Then heal for a quarter of the damage done (rounded down).</text:p>
      <text:p text:style-name="P4"/>
      <text:p text:style-name="P3">Hircince's Horn</text:p>
      <text:p text:style-name="P4">Range: Self</text:p>
      <text:p text:style-name="P4">Action: 1 bonus action</text:p>
      <text:p text:style-name="P4">Duration: Next attack</text:p>
      <text:p text:style-name="P4">Description: Hircine, the great hunter, blows his horn to strengthen your spirit. Your next attack will automatically hit and deal full damage plus 1d8 if it hits. (Usable only in combat)</text:p>
      <text:p text:style-name="P4"/>
      <text:p text:style-name="P3">Fetch II</text:p>
      <text:p text:style-name="P4">Range: 35 feet</text:p>
      <text:p text:style-name="P4">Action: 1 bonus action</text:p>
      <text:p text:style-name="P4">Duration: Instant</text:p>
      <text:p text:style-name="P4">Description: You charge into the range of an enemy, grasp hold of him with your jaws, and pull him back to your initial position.</text:p>
      <text:p text:style-name="P4"/>
      <text:p text:style-name="P3">Roll over, Play Dead</text:p>
      <text:p text:style-name="P4">Range: Self</text:p>
      <text:p text:style-name="P4">Action: 1 action</text:p>
      <text:p text:style-name="P4">Duration: Instant</text:p>
      <text:p text:style-name="P5">Description: You roll over onto the ground, then stay still, looking like much less of a threat. High chance to lose aggro from enemies. (Usable only in combat)</text:p>
      <text:p text:style-name="P5"/>
      <text:p text:style-name="P5"/>
      <text:p text:style-name="P5"/>
      <text:p text:style-name="P8">Level 11-15 Cantrips:</text:p>
      <text:p text:style-name="P3">Chomp</text:p>
      <text:p text:style-name="P4">Range: Touch</text:p>
      <text:p text:style-name="P4">Action: 1 action</text:p>
      <text:p text:style-name="P4">Duration: Instant</text:p>
      <text:p text:style-name="P4">Description: You take your chompers and bite down on the enemy. On hit, roll 3d6 and add your <text:span text:style-name="T2">Dexterity</text:span> modifier.</text:p>
      <text:p text:style-name="P4"/>
      <text:p text:style-name="P3">Enervate (check)</text:p>
      <text:p text:style-name="P4">Range: Touch</text:p>
      <text:p text:style-name="P4">Action: 1 action</text:p>
      <text:p text:style-name="P4">Duration: Instant</text:p>
      <text:p text:style-name="P4">Description: You tear at an enemy's armor, attempting to destroy it. Target enemy must make an <text:span text:style-name="T2">Endurance</text:span><text:span text:style-name="T3"> saving throw. On hit, they lose their armor and their toughness goes down accordingly.</text:span> </text:p>
      <text:p text:style-name="P4"/>
      <text:p text:style-name="P3">Howl</text:p>
      <text:p text:style-name="P4">Range: 45 feet</text:p>
      <text:p text:style-name="P4">Action: 1 action</text:p>
      <text:p text:style-name="P4">Duration: 1 hour</text:p>
      <text:p text:style-name="P4">Description: A deep howl flows from your lungs and debilitates nearby enemies. Lower up to 3 target enemies' <text:span text:style-name="T2">Toughness</text:span> by 5 for 1 hour. This does not stack.</text:p>
      <text:p text:style-name="P4"/>
      <text:p text:style-name="P3">Mame III</text:p>
      <text:p text:style-name="P4">Range: Touch </text:p>
      <text:p text:style-name="P4">Action: 1 action</text:p>
      <text:p text:style-name="P4">Duration: 10 minutes</text:p>
      <text:p text:style-name="P4">Description: You gnaw at an enemy's legs rendering them crippled. They lose <text:s/>their speed for the duration (rounded down) until they are helped by an ally.</text:p>
      <text:p text:style-name="P3"/>
      <text:p text:style-name="P3">Blood Hound</text:p>
      <text:p text:style-name="P4">Range: 30 foot radius</text:p>
      <text:p text:style-name="P4">Action: 1 action</text:p>
      <text:p text:style-name="P4">Duration: 10 mins</text:p>
      <text:p text:style-name="P5">Description: Lifting your snout into the air, you sniff for any living souls in the vicinity. </text:p>
      <text:p text:style-name="P5"/>
      <text:p text:style-name="P5"/>
      <text:p text:style-name="P7">Level 11-15 Powers:</text:p>
      <text:p text:style-name="P3">Feed III</text:p>
      <text:p text:style-name="P4">Range: Touch </text:p>
      <text:p text:style-name="P4">Action: 1 action</text:p>
      <text:p text:style-name="P4">Duration: Instant</text:p>
      <text:p text:style-name="P5">Description: You chow down on the remains of a dead creature. Regain 6 health. Usable only once during or after each combat. (This creature cannot have already been feasted on by another player)</text:p>
      <text:p text:style-name="P4"/>
      <text:p text:style-name="P3">Mortal Strike</text:p>
      <text:p text:style-name="P4">Range: Touch</text:p>
      <text:p text:style-name="P4">Action: 1 Action</text:p>
      <text:p text:style-name="P4">Duration: Instant</text:p>
      <text:p text:style-name="P4">Description: Lash out at the enemy, dealing damage and tearing them apart. On hit, roll 3d10 plus your <text:span text:style-name="T2">Dexterity</text:span><text:span text:style-name="T3"> modifier</text:span> for the damage. Then heal for a half of the damage done (rounded down).</text:p>
      <text:p text:style-name="P4"/>
      <text:p text:style-name="P3">Hircine's Presence </text:p>
      <text:p text:style-name="P4">Range: Self</text:p>
      <text:p text:style-name="P4">Action: 1 bonus action</text:p>
      <text:p text:style-name="P4">Duration: Next attack</text:p>
      <text:p text:style-name="P4">Description: Hircine, the great hunter, guides you directly. Your next attack will automatically hit and deal full damage plus 1d10 and your <text:span text:style-name="T2">Dexterity</text:span><text:span text:style-name="T3"> modifier</text:span> if it hits. (Usable only in combat)</text:p>
      <text:p text:style-name="P4"/>
      <text:p text:style-name="P3">Fetch III</text:p>
      <text:p text:style-name="P4">Range: 45 feet</text:p>
      <text:p text:style-name="P4">Action: 1 bonus action</text:p>
      <text:p text:style-name="P4">Duration: Instant</text:p>
      <text:p text:style-name="P4">Description: You charge into the range of an enemy, grasp hold of him with your jaws, and pull him back to your initial position. He now has disadvantage till he gets back up.</text:p>
      <text:p text:style-name="P4"/>
      <text:p text:style-name="P3">Roll over, Play Dead, Now Sick Em Boy</text:p>
      <text:p text:style-name="P4">Range: Self</text:p>
      <text:p text:style-name="P4">Action: 1 action</text:p>
      <text:p text:style-name="P4">Duration: Instant</text:p>
      <text:p text:style-name="P5">Description: You roll over onto the ground, then stay still, looking like much less of a threat. Highest chance to lose aggro from enemies. After you lose aggro you gain advantage and an extra 1d6 on your next attack. (Usable only in comb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5in" fo:margin-bottom="0.5in" fo:margin-left="0.5in" fo:margin-right="0.5in" style:writing-mode="lr-tb" style:footnote-max-height="0in">
        <style:columns fo:column-count="2" fo:column-gap="0.5in">
          <style:column-sep style:width="0.0008in" style:color="#000000" style:height="100%"/>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1T02:52:10.34</meta:creation-date>
    <dc:date>2015-04-26T02:18:10.86</dc:date>
    <meta:editing-duration>PT2H36M27S</meta:editing-duration>
    <meta:editing-cycles>12</meta:editing-cycles>
    <meta:generator>OpenOffice/4.1.1$Win32 OpenOffice.org_project/411m6$Build-9775</meta:generator>
    <meta:document-statistic meta:table-count="0" meta:image-count="0" meta:object-count="0" meta:page-count="3" meta:paragraph-count="157" meta:word-count="1154" meta:character-count="6694"/>
  </office:meta>
</office:document-meta>
</file>